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159.36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19.45pt" fo:break-before="auto" style:use-optimal-row-height="true"/>
    </style:style>
    <style:style style:name="ro15" style:family="table-row">
      <style:table-row-properties style:row-height="35.69pt" fo:break-before="auto" style:use-optimal-row-height="true"/>
    </style:style>
    <style:style style:name="ro16" style:family="table-row">
      <style:table-row-properties style:row-height="258.6pt" fo:break-before="auto" style:use-optimal-row-height="false"/>
    </style:style>
    <style:style style:name="ro17" style:family="table-row">
      <style:table-row-properties style:row-height="69.59pt" fo:break-before="auto" style:use-optimal-row-height="false"/>
    </style:style>
    <style:style style:name="ro18" style:family="table-row">
      <style:table-row-properties style:row-height="134.84pt" fo:break-before="auto" style:use-optimal-row-height="false"/>
    </style:style>
    <style:style style:name="ro19" style:family="table-row">
      <style:table-row-properties style:row-height="91.45pt" fo:break-before="auto" style:use-optimal-row-height="true"/>
    </style:style>
    <style:style style:name="ro20" style:family="table-row">
      <style:table-row-properties style:row-height="167.64pt" fo:break-before="auto" style:use-optimal-row-height="false"/>
    </style:style>
    <style:style style:name="ro21" style:family="table-row">
      <style:table-row-properties style:row-height="157.35pt" fo:break-before="auto" style:use-optimal-row-height="false"/>
    </style:style>
    <style:style style:name="ro22" style:family="table-row">
      <style:table-row-properties style:row-height="203.95pt" fo:break-before="auto" style:use-optimal-row-height="true"/>
    </style:style>
    <style:style style:name="ro23" style:family="table-row">
      <style:table-row-properties style:row-height="71.46pt" fo:break-before="auto" style:use-optimal-row-height="false"/>
    </style:style>
    <style:style style:name="ro24" style:family="table-row">
      <style:table-row-properties style:row-height="68.46pt" fo:break-before="auto" style:use-optimal-row-height="false"/>
    </style:style>
    <style:style style:name="ro25" style:family="table-row">
      <style:table-row-properties style:row-height="80.19pt" fo:break-before="auto" style:use-optimal-row-height="true"/>
    </style:style>
    <style:style style:name="ro26" style:family="table-row">
      <style:table-row-properties style:row-height="160.36pt" fo:break-before="auto" style:use-optimal-row-height="false"/>
    </style:style>
    <style:style style:name="ro27" style:family="table-row">
      <style:table-row-properties style:row-height="115.51pt" fo:break-before="auto" style:use-optimal-row-height="false"/>
    </style:style>
    <style:style style:name="ro28" style:family="table-row">
      <style:table-row-properties style:row-height="107.26pt" fo:break-before="auto" style:use-optimal-row-height="false"/>
    </style:style>
    <style:style style:name="ro29" style:family="table-row">
      <style:table-row-properties style:row-height="102.19pt" fo:break-before="auto" style:use-optimal-row-height="false"/>
    </style:style>
    <style:style style:name="ro30" style:family="table-row">
      <style:table-row-properties style:row-height="192.7pt" fo:break-before="auto" style:use-optimal-row-height="true"/>
    </style:style>
    <style:style style:name="ro31" style:family="table-row">
      <style:table-row-properties style:row-height="108.71pt" fo:break-before="auto" style:use-optimal-row-height="false"/>
    </style:style>
    <style:style style:name="ro32" style:family="table-row">
      <style:table-row-properties style:row-height="186.69pt" fo:break-before="auto" style:use-optimal-row-height="false"/>
    </style:style>
    <style:style style:name="ro33" style:family="table-row">
      <style:table-row-properties style:row-height="108.4pt" fo:break-before="auto" style:use-optimal-row-height="false"/>
    </style:style>
    <style:style style:name="ro34" style:family="table-row">
      <style:table-row-properties style:row-height="216.74pt" fo:break-before="auto" style:use-optimal-row-height="false"/>
    </style:style>
    <style:style style:name="ro35" style:family="table-row">
      <style:table-row-properties style:row-height="141pt" fo:break-before="auto" style:use-optimal-row-height="false"/>
    </style:style>
    <style:style style:name="ro36" style:family="table-row">
      <style:table-row-properties style:row-height="90.96pt" fo:break-before="auto" style:use-optimal-row-height="false"/>
    </style:style>
    <style:style style:name="ro37" style:family="table-row">
      <style:table-row-properties style:row-height="95.1pt" fo:break-before="auto" style:use-optimal-row-height="false"/>
    </style:style>
    <style:style style:name="ro38" style:family="table-row">
      <style:table-row-properties style:row-height="105.19pt" fo:break-before="auto" style:use-optimal-row-height="false"/>
    </style:style>
    <style:style style:name="ro39" style:family="table-row">
      <style:table-row-properties style:row-height="58.34pt" fo:break-before="auto" style:use-optimal-row-height="false"/>
    </style:style>
    <style:style style:name="ro40" style:family="table-row">
      <style:table-row-properties style:row-height="270.11pt" fo:break-before="auto" style:use-optimal-row-height="true"/>
    </style:style>
    <style:style style:name="ro41" style:family="table-row">
      <style:table-row-properties style:row-height="61.34pt" fo:break-before="auto" style:use-optimal-row-height="false"/>
    </style:style>
    <style:style style:name="ro42" style:family="table-row">
      <style:table-row-properties style:row-height="67.35pt" fo:break-before="auto" style:use-optimal-row-height="false"/>
    </style:style>
    <style:style style:name="ro43" style:family="table-row">
      <style:table-row-properties style:row-height="62.45pt" fo:break-before="auto" style:use-optimal-row-height="false"/>
    </style:style>
    <style:style style:name="ro44" style:family="table-row">
      <style:table-row-properties style:row-height="47.11pt" fo:break-before="auto" style:use-optimal-row-height="true"/>
    </style:style>
    <style:style style:name="ro45" style:family="table-row">
      <style:table-row-properties style:row-height="84.76pt" fo:break-before="auto" style:use-optimal-row-height="false"/>
    </style:style>
    <style:style style:name="ro46" style:family="table-row">
      <style:table-row-properties style:row-height="35.2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0">
      <style:table-cell-properties fo:border="0.06pt solid #000000"/>
      <style:text-properties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2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3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4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00ccff" style:text-align-source="fix" style:repeat-content="false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top"/>
      <style:paragraph-properties fo:text-align="start" fo:margin-left="0pt"/>
    </style:style>
    <style:style style:name="ce42" style:family="table-cell" style:parent-style-name="Default" style:data-style-name="N0">
      <style:table-cell-properties fo:background-color="#83caff" style:text-align-source="fix" style:repeat-content="false" fo:wrap-option="wrap" fo:border="0.06pt solid #000000" style:vertical-align="top"/>
      <style:paragraph-properties fo:text-align="start" fo:margin-left="0pt"/>
    </style:style>
    <style:style style:name="ce43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top"/>
      <style:paragraph-properties fo:text-align="start" fo:margin-left="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6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7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8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erif" style:font-name-asian="Liberation Serif" style:font-name-complex="Liberation Serif"/>
    </style:style>
    <style:style style:name="ce50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51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55" style:family="table-cell" style:parent-style-name="Default" style:data-style-name="N0">
      <style:text-properties fo:color="#ff0000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Helvetica" fo:font-size="10pt" style:font-name-asian="Helvetica" style:font-size-asian="10pt" style:font-size-complex="10pt"/>
    </style:style>
    <style:style style:name="T3" style:family="text">
      <style:text-properties style:font-name="Helvetica" fo:font-size="10pt" style:font-name-asian="Helvetica" style:font-size-asian="10pt" style:font-size-complex="10pt" fo:color="#800000"/>
    </style:style>
    <style:style style:name="T4" style:family="text">
      <style:text-properties fo:color="#800000"/>
    </style:style>
    <style:style style:name="T5" style:family="text">
      <style:text-properties style:font-name="Arial" style:font-name-asian="Arial"/>
    </style:style>
    <style:style style:name="T6" style:family="text">
      <style:text-properties style:font-name-asian="Arial" style:font-name-complex="Arial"/>
    </style:style>
    <style:style style:name="T7" style:family="text">
      <style:text-properties style:font-name="Arial" style:text-underline-style="none" style:text-underline-color="font-color" style:country-asian="none" style:country-complex="none" style:font-name-asian="Lucida Sans Unicode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am Tran-Va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1.3" calcext:value-type="float">
            <text:p>1.3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4" office:value-type="string" calcext:value-type="string">
            <text:p>Crea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4" office:value-type="string" calcext:value-type="string">
            <text:p>Update template, add Method and Trainer / Mentor column, delete Status column</text:p>
          </table:table-cell>
          <table:table-cell table:style-name="ce24" office:value-type="string" calcext:value-type="string">
            <text:p>Binh Nguyen-Thanh</text:p>
          </table:table-cell>
          <table:table-cell table:style-name="ce30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4" office:value-type="string" calcext:value-type="string">
            <text:p>Add objectives for each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4" office:value-type="string" calcext:value-type="string">
            <text:p>Update priority, add SVC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4" office:value-type="string" calcext:value-type="string">
            <text:p>Add RVM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4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4" office:value-type="string" calcext:value-type="string">
            <text:p>Change link of documentations which is out-of-date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4" office:value-type="string" calcext:value-type="string">
            <text:p>Change wrong documentation link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9" calcext:value-type="float">
            <text:p>0.9</text:p>
          </table:table-cell>
          <table:table-cell table:style-name="ce24" office:value-type="string" calcext:value-type="string">
            <text:p>Add more documentation link, add more objectives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1" calcext:value-type="float">
            <text:p>1.0</text:p>
          </table:table-cell>
          <table:table-cell table:style-name="ce24" office:value-type="string" calcext:value-type="string">
            <text:p>Update Action View order, update out of date link for “Active Record <text:s/>validator and callback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21" office:value-type="float" office:value="1.1" calcext:value-type="float">
            <text:p>1.1</text:p>
          </table:table-cell>
          <table:table-cell table:style-name="ce24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21" office:value-type="float" office:value="1.2" calcext:value-type="float">
            <text:p>1.2</text:p>
          </table:table-cell>
          <table:table-cell table:style-name="ce24" office:value-type="string" calcext:value-type="string">
            <text:p>Update objectives for section 8.2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4" office:value-type="string" calcext:value-type="string">
            <text:p>Update objectives for section 2.1 and 2.4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25" office:value-type="string" calcext:value-type="string">
            <text:p>Update unclear objectives and correct misspellings</text:p>
          </table:table-cell>
          <table:table-cell table:style-name="ce28" office:value-type="string" calcext:value-type="string">
            <text:p>Nam Tran-Van</text:p>
          </table:table-cell>
          <table:table-cell table:style-name="ce30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8" office:value-type="string" calcext:value-type="string">
            <text:p>Nhan Nguyen-Minh</text:p>
          </table:table-cell>
          <table:table-cell table:style-name="ce30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6" calcext:value-type="float">
            <text:p>1.6</text:p>
          </table:table-cell>
          <table:table-cell table:style-name="ce27" office:value-type="string" calcext:value-type="string">
            <text:p>Update objectives and document for section 11.8</text:p>
          </table:table-cell>
          <table:table-cell table:style-name="ce29" office:value-type="string" calcext:value-type="string">
            <text:p>Kien Phan-Trung</text:p>
          </table:table-cell>
          <table:table-cell table:style-name="ce30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2" table:default-cell-style-name="ce2"/>
        <table:table-column table:style-name="co8" table:default-cell-style-name="ce2"/>
        <table:table-row table:style-name="ro6">
          <table:table-cell table:style-name="ce31" table:number-columns-repeated="1020"/>
          <table:table-cell table:number-columns-repeated="3"/>
          <table:table-cell table:style-name="ce31"/>
        </table:table-row>
        <table:table-row table:style-name="ro14">
          <table:table-cell table:style-name="ce32" office:value-type="string" calcext:value-type="string">
            <text:p>Training Plan</text:p>
          </table:table-cell>
          <table:table-cell table:style-name="ce31" table:number-columns-repeated="1019"/>
          <table:table-cell table:number-columns-repeated="4"/>
        </table:table-row>
        <table:table-row table:style-name="ro6">
          <table:table-cell table:style-name="ce31" table:number-columns-repeated="7"/>
          <table:table-cell table:style-name="ce47" office:value-type="string" calcext:value-type="string">
            <text:p>Total (hour)</text:p>
          </table:table-cell>
          <table:table-cell table:style-name="ce47" table:formula="of:=SUM([.I5:.I57])" office:value-type="float" office:value="250" calcext:value-type="float">
            <text:p>250</text:p>
          </table:table-cell>
          <table:table-cell table:style-name="ce31" table:number-columns-repeated="1011"/>
          <table:table-cell table:number-columns-repeated="4"/>
        </table:table-row>
        <table:table-row table:style-name="ro15"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Training Contents</text:p>
          </table:table-cell>
          <table:table-cell table:style-name="ce33" office:value-type="string" calcext:value-type="string">
            <text:p>Objectives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string" calcext:value-type="string">
            <text:p>Trainer / Mentor</text:p>
          </table:table-cell>
          <table:table-cell table:style-name="ce33" office:value-type="string" calcext:value-type="string">
            <text:p>Trainee</text:p>
          </table:table-cell>
          <table:table-cell table:style-name="ce33" office:value-type="string" calcext:value-type="string">
            <text:p>Required?</text:p>
          </table:table-cell>
          <table:table-cell table:style-name="ce48" office:value-type="string" calcext:value-type="string">
            <text:p>Expected Training Period</text:p>
          </table:table-cell>
          <table:table-cell table:style-name="ce48" office:value-type="string" calcext:value-type="string">
            <text:p>Duration (h)</text:p>
          </table:table-cell>
          <table:table-cell table:style-name="ce33" office:value-type="string" calcext:value-type="string">
            <text:p>Reference / Materials</text:p>
          </table:table-cell>
          <table:table-cell table:style-name="ce33" office:value-type="string" calcext:value-type="string">
            <text:p>Notes</text:p>
          </table:table-cell>
          <table:table-cell table:style-name="ce53" table:number-columns-repeated="1012"/>
          <table:table-cell/>
        </table:table-row>
        <table:table-row table:style-name="ro8">
          <table:table-cell table:style-name="ce34" office:value-type="float" office:value="1" calcext:value-type="float">
            <text:p>1</text:p>
          </table:table-cell>
          <table:table-cell table:style-name="ce39" office:value-type="string" calcext:value-type="string">
            <text:p>Source version control</text:p>
          </table:table-cell>
          <table:table-cell table:style-name="ce39" table:number-columns-repeated="8"/>
          <table:table-cell table:style-name="ce51"/>
          <table:table-cell table:style-name="ce53" table:number-columns-repeated="1012"/>
          <table:table-cell/>
        </table:table-row>
        <table:table-row table:style-name="ro16">
          <table:table-cell table:style-name="ce35" office:value-type="float" office:value="1.1" calcext:value-type="float">
            <text:p>1.1</text:p>
          </table:table-cell>
          <table:table-cell table:style-name="ce40" office:value-type="string" calcext:value-type="string">
            <text:p>Git</text:p>
          </table:table-cell>
          <table:table-cell table:style-name="ce24" office:value-type="string" calcext:value-type="string">
            <text:p>- What is git, what is it used for</text:p>
            <text:p>- Basic flow to work with git:</text:p>
            <text:p>+ Keep working copy up-to-date, include resolving conflicts</text:p>
            <text:p>+ Commit, push code to remote repository</text:p>
            <text:p/>
            <text:p>- Git branch</text:p>
            <text:p>+ What is it, why use it</text:p>
            <text:p>+ Action with branches: create branch, merge branch, remove branch</text:p>
            <text:p/>
            <text:p>- Git basic command: stash, fetch, pull, merge, rebase, checkout, add, commit, push, status.</text:p>
            <text:p/>
            <text:p>- Git tools: know some tools and its usage, such as: git cola, source tree (OSX/Windows only, Ubuntu isn't official supported and hard to install)</text:p>
            <text:p/>
            <text:p>- Configure multiple SSH identities</text:p>
            <text:p>- Git flow overview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8">
          <table:table-cell table:style-name="ce34" office:value-type="float" office:value="2" calcext:value-type="float">
            <text:p>2</text:p>
          </table:table-cell>
          <table:table-cell table:style-name="ce39" office:value-type="string" calcext:value-type="string">
            <text:p>Client-side scripting</text:p>
          </table:table-cell>
          <table:table-cell table:style-name="ce39" table:number-columns-repeated="8"/>
          <table:table-cell table:style-name="ce51"/>
          <table:table-cell table:style-name="ce53" table:number-columns-repeated="1012"/>
          <table:table-cell/>
        </table:table-row>
        <table:table-row table:style-name="ro17">
          <table:table-cell table:style-name="ce35" office:value-type="float" office:value="2.1" calcext:value-type="float">
            <text:p>2.1</text:p>
          </table:table-cell>
          <table:table-cell table:style-name="ce40" office:value-type="string" calcext:value-type="string">
            <text:p>HTML</text:p>
          </table:table-cell>
          <table:table-cell table:style-name="ce24" office:value-type="string" calcext:value-type="string">
            <text:p>Review about:</text:p>
            <text:p>- HTML tags (html/header/script/link/div/img/span/p/format tags/form tags/table/ul/ol/iframe)</text:p>
            <text:p>- HTML attributes (common attributes of above tags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w3schools.com/html/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18">
          <table:table-cell table:style-name="ce35" office:value-type="float" office:value="2.2" calcext:value-type="float">
            <text:p>2.2</text:p>
          </table:table-cell>
          <table:table-cell table:style-name="ce40" office:value-type="string" calcext:value-type="string">
            <text:p>CSS – css quiz</text:p>
          </table:table-cell>
          <table:table-cell table:style-name="ce24" office:value-type="string" calcext:value-type="string">
            <text:p>Review about:</text:p>
            <text:p>- Syntax</text:p>
            <text:p>- ID &amp; class</text:p>
            <text:p>- Methods to use CSS</text:p>
            <text:p>- Style priority</text:p>
            <text:p>- CSS selectors</text:p>
            <text:p>- CSS properties</text:p>
            <text:p>- CSS pseudo element/class (element states, first, last, odd, even, nth-child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w3schools.com/css/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19">
          <table:table-cell table:style-name="ce35" office:value-type="float" office:value="2.3" calcext:value-type="float">
            <text:p>2.3</text:p>
          </table:table-cell>
          <table:table-cell table:style-name="ce40" office:value-type="string" calcext:value-type="string">
            <text:p>JavaScript – javascript quiz</text:p>
          </table:table-cell>
          <table:table-cell table:style-name="ce24" office:value-type="string" calcext:value-type="string">
            <text:p>Review about:</text:p>
            <text:p>- Methods to use JS</text:p>
            <text:p>- Syntax</text:p>
            <text:p>- Structure control</text:p>
            <text:p>- Loop</text:p>
            <text:p>- Data types (Numbers, Object, String, Array, Date …)</text:p>
            <text:p>- Object scope (this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www.w3schools.com/js/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20">
          <table:table-cell table:style-name="ce35" office:value-type="float" office:value="2.4" calcext:value-type="float">
            <text:p>2.4</text:p>
          </table:table-cell>
          <table:table-cell table:style-name="ce40" office:value-type="string" calcext:value-type="string">
            <text:p>Bootstrap</text:p>
          </table:table-cell>
          <table:table-cell table:style-name="ce24" office:value-type="string" calcext:value-type="string">
            <text:p><text:span text:style-name="T1">- What is it and why use it</text:span></text:p>
            <text:p><text:span text:style-name="T1">- Grid system</text:span></text:p>
            <text:p><text:span text:style-name="T1">- Predefined classes in Typography</text:span></text:p>
            <text:p><text:span text:style-name="T1">- Table, form, button, image styles and classes</text:span></text:p>
            <text:p><text:span text:style-name="T1">- Responsive utilities</text:span></text:p>
            <text:p><text:span text:style-name="T2">- Predefined helper classes </text:span></text:p>
            <text:p><text:span text:style-name="T2">  + Text alignment, transformation, color</text:span></text:p>
            <text:p><text:span text:style-name="T2">  + Float, clear</text:span></text:p>
            <text:p><text:span text:style-name="T2">  + center-block</text:span></text:p>
            <text:p><text:span text:style-name="T2">  + Show/Hide </text:span></text:p>
            <text:p><text:span text:style-name="T2">- Bootstrap components </text:span></text:p>
            <text:p><text:span text:style-name="T2">  + glyphicon: attribute:</text:span><text:span text:style-name="T3"> area-hidden = “true” ???</text:span></text:p>
            <text:p><text:span text:style-name="T2">  + dropdowns: </text:span></text:p>
            <text:p><text:span text:style-name="T2">  + button dropdowns: </text:span></text:p>
            <text:p><text:span text:style-name="T2">  + navbar</text:span></text:p>
            <text:p><text:span text:style-name="T2">  + pagination: </text:span><text:span text:style-name="T3">sr-only???ie</text:span></text:p>
            <text:p><text:span text:style-name="T2">  + alerts: </text:span><text:span text:style-name="T3">alert-dismisible???</text:span></text:p>
            <text:p><text:span text:style-name="T2">  + progress bar: </text:span></text:p>
            <text:p><text:span text:style-name="T2">  + well</text:span></text:p>
            <text:p/>
            <text:p><text:span text:style-name="T2">- Javascript components </text:span></text:p>
            <text:p><text:span text:style-name="T2">  + modal: </text:span></text:p>
            <text:p><text:span text:style-name="T2">  + dropdown</text:span></text:p>
            <text:p><text:span text:style-name="T2">  + tooltip</text:span></text:p>
            <text:p><text:span text:style-name="T2">  + popover</text:span></text:p>
            <text:p><text:span text:style-name="T2">  + alert</text:span></text:p>
            <text:p><text:span text:style-name="T2">  + collapse</text:span></text:p>
            <text:p><text:span text:style-name="T1">- Bootstrap datepicker</text:span>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49" office:value-type="string" calcext:value-type="string">
            <text:p><text:a xlink:href="http://getbootstrap.com/" xlink:type="simple">http://getbootstrap.com</text:a>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21">
          <table:table-cell table:style-name="ce35" office:value-type="float" office:value="2.5" calcext:value-type="float">
            <text:p>2.5</text:p>
          </table:table-cell>
          <table:table-cell table:style-name="ce40" office:value-type="string" calcext:value-type="string">
            <text:p>Foundation</text:p>
          </table:table-cell>
          <table:table-cell table:style-name="ce24" office:value-type="string" calcext:value-type="string">
            <text:p>- What is it and why use it</text:p>
            <text:p>- Setup</text:p>
            <text:p>- Grid system</text:p>
            <text:p>- Predefined classes in Typography</text:p>
            <text:p>- Table, form, button styles and classes</text:p>
            <text:p>- Predefined helper classes</text:p>
            <text:p>- Responsive utilities</text:p>
            <text:p>- Foundation components</text:p>
            <text:p>- Callouts &amp; prompt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foundation.zurb.com/docs/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22">
          <table:table-cell table:style-name="ce35" office:value-type="float" office:value="2.6" calcext:value-type="float">
            <text:p>2.6</text:p>
          </table:table-cell>
          <table:table-cell table:style-name="ce40" office:value-type="string" calcext:value-type="string">
            <text:p>Jquery</text:p>
          </table:table-cell>
          <table:table-cell table:style-name="ce24" office:value-type="string" calcext:value-type="string">
            <text:p>- What is it and why use it</text:p>
            <text:p>- Selectors</text:p>
            <text:p>- Filters</text:p>
            <text:p>- DOM Manipulation Methods</text:p>
            <text:p>- Methods</text:p>
            <text:p>  + each, map, filter, merge</text:p>
            <text:p>  + data, attr</text:p>
            <text:p>- Events</text:p>
            <text:p>  + on, off, bind, unbind, delegate</text:p>
            <text:p>  + mouse, keyboard events</text:p>
            <text:p>- Effects</text:p>
            <text:p>- Ajax</text:p>
            <text:p>  + What for?</text:p>
            <text:p>  + Callbacks</text:p>
            <text:p>  + Ajax Setup</text:p>
            <text:p>  + Options: URL, data, method, dataType, async</text:p>
            <text:p>- Jquery validate plugi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://api.jquery.com/</text:p>
            <text:p>http://learn.jquery.com/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8">
          <table:table-cell table:style-name="ce34" office:value-type="float" office:value="3" calcext:value-type="float">
            <text:p>3</text:p>
          </table:table-cell>
          <table:table-cell table:style-name="ce39" office:value-type="string" calcext:value-type="string">
            <text:p>Toolbox</text:p>
          </table:table-cell>
          <table:table-cell table:style-name="ce39" table:number-columns-repeated="8"/>
          <table:table-cell table:style-name="ce51"/>
          <table:table-cell table:style-name="ce53" table:number-columns-repeated="1012"/>
          <table:table-cell/>
        </table:table-row>
        <table:table-row table:style-name="ro23">
          <table:table-cell table:style-name="ce35" office:value-type="float" office:value="3.1" calcext:value-type="float">
            <text:p>3.1</text:p>
          </table:table-cell>
          <table:table-cell table:style-name="ce40" office:value-type="string" calcext:value-type="string">
            <text:p>ruby</text:p>
          </table:table-cell>
          <table:table-cell table:style-name="ce24" office:value-type="string" calcext:value-type="string">
            <text:p>- What are ruby's characteristics?</text:p>
            <text:p>- IRB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tp://www.ruby-lang.org/en/documentation/ruby-from-other-languages/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24">
          <table:table-cell table:style-name="ce35" office:value-type="float" office:value="3.2" calcext:value-type="float">
            <text:p>3.2</text:p>
          </table:table-cell>
          <table:table-cell table:style-name="ce40" office:value-type="string" calcext:value-type="string">
            <text:p>rubygem</text:p>
          </table:table-cell>
          <table:table-cell table:style-name="ce24" office:value-type="string" calcext:value-type="string">
            <text:p>- What is rubygem</text:p>
            <text:p>- How to manage gems and use a gem</text:p>
            <text:p>  + Install/Remove gems</text:p>
            <text:p>  + Bundler</text:p>
            <text:p>  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tp://www.ruby-lang.org/en/libraries/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8">
          <table:table-cell table:style-name="ce34" office:value-type="float" office:value="4" calcext:value-type="float">
            <text:p>4</text:p>
          </table:table-cell>
          <table:table-cell table:style-name="ce39" office:value-type="string" calcext:value-type="string">
            <text:p>Ruby Programming Language</text:p>
          </table:table-cell>
          <table:table-cell table:style-name="ce39" table:number-columns-repeated="8"/>
          <table:table-cell table:style-name="ce51"/>
          <table:table-cell table:style-name="ce53" table:number-columns-repeated="1012"/>
          <table:table-cell/>
        </table:table-row>
        <table:table-row table:style-name="ro25">
          <table:table-cell table:style-name="ce35" office:value-type="float" office:value="4.1" calcext:value-type="float">
            <text:p>4.1</text:p>
          </table:table-cell>
          <table:table-cell table:style-name="ce40" office:value-type="string" calcext:value-type="string">
            <text:p>Install Ruby</text:p>
          </table:table-cell>
          <table:table-cell table:style-name="ce24" office:value-type="string" calcext:value-type="string">
            <text:p>- Install rubies with RVM</text:p>
            <text:p>- Use multiple ruby versions in a machine with RVM</text:p>
            <text:p>- What is gem set and how to use</text:p>
            <text:p>- Automatically change ruby version, gem set when cd-ing to a directory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s://rvm.io/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26">
          <table:table-cell table:style-name="ce35" office:value-type="float" office:value="4.2" calcext:value-type="float">
            <text:p>4.2</text:p>
          </table:table-cell>
          <table:table-cell table:style-name="ce40" office:value-type="string" calcext:value-type="string">
            <text:p>Ruby basics</text:p>
          </table:table-cell>
          <table:table-cell table:style-name="ce24" office:value-type="string" calcext:value-type="string">
            <text:p><text:span text:style-name="T4">Ruby gem, gem, gemset, irb, rvm, </text:span></text:p>
            <text:p/>
            <text:p>- Syntax: </text:p>
            <text:p/>
            <text:p>- Class: <text:span text:style-name="T4">class Class_name: attr_accessor.</text:span></text:p>
            <text:p/>
            <text:p>- Method: <text:span text:style-name="T4">def method_name (a,b)</text:span></text:p>
            <text:p><text:span text:style-name="T4">- Data types (String, Date/Time, Array, Hash): name = String/Array/Time/Hash</text:span></text:p>
            <text:p/>
            <text:p><text:span text:style-name="T4">- Variables (how many type?, how to define? …): 4 type: instance (@) - global ($) - local (local) - class variable (@@).</text:span></text:p>
            <text:p/>
            <text:p>- Operators: các phép so sánh <text:span text:style-name="T4">&lt;&lt;, +=, ==, ===, eql, equal?</text:span></text:p>
            <text:p>- Structure control:<text:span text:style-name="T4"> if, if..else, case, unless…</text:span></text:p>
            <text:p/>
            <text:p>- Loop:<text:span text:style-name="T4"> for..in, while, while..do, begin..while, for..in, each..do, until, break, next,</text:span></text:p>
            <text:p/>
            <text:p>- Exception management: <text:span text:style-name="T4">[begin..rescue]</text:span>,…</text:p>
            <text:p/>
            <text:p>- Object oriented: <text:span text:style-name="T4">access control: public, private, protected,…</text:span></text:p>
            <text:p><text:span text:style-name="T4">Overloading, Overriding, to_s method,…</text:span></text:p>
            <text:p/>
            <text:p>- Module: <text:span text:style-name="T4">module module_name</text:span></text:p>
            <text:p><text:span text:style-name="T4">              #code here</text:span></text:p>
            <text:p><text:span text:style-name="T4">               End</text:span></text:p>
            <text:p/>
            <text:p><text:span text:style-name="T4">Public/Private/Protected:</text:span></text:p>
            <text:p/>
            <text:p/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tutorialspoint.com/ruby/index.htm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27">
          <table:table-cell table:style-name="ce35" office:value-type="float" office:value="4.3" calcext:value-type="float">
            <text:p>4.3</text:p>
          </table:table-cell>
          <table:table-cell table:style-name="ce40" office:value-type="string" calcext:value-type="string">
            <text:p>Ruby advanced</text:p>
          </table:table-cell>
          <table:table-cell table:style-name="ce24" office:value-type="string" calcext:value-type="string">
            <text:p>- Regular expression</text:p>
            <text:p>- Block</text:p>
            <text:p>- File and I/O operation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tutorialspoint.com/ruby/index.htm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8">
          <table:table-cell table:style-name="ce34" office:value-type="float" office:value="5" calcext:value-type="float">
            <text:p>5</text:p>
          </table:table-cell>
          <table:table-cell table:style-name="ce39" office:value-type="string" calcext:value-type="string">
            <text:p>Getting Started with Rails</text:p>
          </table:table-cell>
          <table:table-cell table:style-name="ce39" table:number-columns-repeated="8"/>
          <table:table-cell table:style-name="ce51"/>
          <table:table-cell table:style-name="ce53" table:number-columns-repeated="1012"/>
          <table:table-cell/>
        </table:table-row>
        <table:table-row table:style-name="ro28">
          <table:table-cell table:style-name="ce35" office:value-type="float" office:value="5.1" calcext:value-type="float">
            <text:p>5.1</text:p>
          </table:table-cell>
          <table:table-cell table:style-name="ce40" office:value-type="string" calcext:value-type="string">
            <text:p>Getting Started with Rails</text:p>
          </table:table-cell>
          <table:table-cell table:style-name="ce24" office:value-type="string" calcext:value-type="string">
            <text:p>Give an overview about Rails</text:p>
            <text:p>- Create new RAILS application</text:p>
            <text:p>- How to start it</text:p>
            <text:p>- MVC in Rails</text:p>
            <text:p>- Directory structure</text:p>
            <text:p>- Basic configuration: database, environment</text:p>
          </table:table-cell>
          <table:table-cell table:style-name="ce24" office:value-type="string" calcext:value-type="string">
            <text:p>Self-training and Mentoring</text:p>
          </table:table-cell>
          <table:table-cell table:number-columns-repeated="2"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getting_started.html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8">
          <table:table-cell table:style-name="ce34" office:value-type="float" office:value="6" calcext:value-type="float">
            <text:p>6</text:p>
          </table:table-cell>
          <table:table-cell table:style-name="ce39" office:value-type="string" calcext:value-type="string">
            <text:p>Model</text:p>
          </table:table-cell>
          <table:table-cell table:style-name="ce39" table:number-columns-repeated="3"/>
          <table:table-cell table:style-name="ce46"/>
          <table:table-cell table:style-name="ce39" table:number-columns-repeated="4"/>
          <table:table-cell table:style-name="ce51"/>
          <table:table-cell table:style-name="ce53" table:number-columns-repeated="1012"/>
          <table:table-cell/>
        </table:table-row>
        <table:table-row table:style-name="ro29">
          <table:table-cell table:style-name="ce35" office:value-type="float" office:value="6.1" calcext:value-type="float">
            <text:p>6.1</text:p>
          </table:table-cell>
          <table:table-cell table:style-name="ce40" office:value-type="string" calcext:value-type="string">
            <text:p>Rails Database Migrations</text:p>
          </table:table-cell>
          <table:table-cell table:style-name="ce24" office:value-type="string" calcext:value-type="string">
            <text:p>- What is it, what is it for: </text:p>
            <text:p>- Create migration (change, up, down...)</text:p>
            <text:p>- Run migration</text:p>
            <text:p>- Rollback migration</text:p>
            <text:p>- Rule to update/delete migratio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migrations.html" xlink:type="simple">http://guides.rubyonrails.org/migrations.html</text:a></text:p>
            <text:p/>
            <text:p><text:a xlink:href="https://techmaster.vn/posts/33721/hoc-lap-trinh-ruby-on-rails-truc-tuyen-hieu-qua" xlink:type="simple">https://techmaster.vn/posts/33721/hoc-lap-trinh-ruby-on-rails-truc-tuyen-hieu-qua</text:a>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30">
          <table:table-cell table:style-name="ce35" office:value-type="float" office:value="6.2" calcext:value-type="float">
            <text:p>6.2</text:p>
          </table:table-cell>
          <table:table-cell table:style-name="ce40" office:value-type="string" calcext:value-type="string">
            <text:p>Active Record Associations</text:p>
          </table:table-cell>
          <table:table-cell table:style-name="ce24" office:value-type="string" calcext:value-type="string">
            <text:p>- Relation types: <text:span text:style-name="T4">Associations là gì, mục đích, lợi ích khi sử dụng.</text:span></text:p>
            <text:p/>
            <text:p>- Create relations by conventions: </text:p>
            <text:p>- Create relations when table name, field name don't follow conventions: <text:span text:style-name="T4">tạo các mối quan hệ có quy tắc và không theo quy tắc thì sẽ như thế nào? </text:span></text:p>
            <text:p/>
            <text:p>- Create relations with condition (where, order, etc...): <text:span text:style-name="T4">tạo quan hệ theo các điều kiện where, order, …</text:span></text:p>
            <text:p/>
            <text:p>- Association benefit (IMPORTANT): 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44" office:value-type="string" calcext:value-type="string">
            <text:p><text:a xlink:href="http://guides.rubyonrails.org/association_basics.html" xlink:type="simple">http://guides.rubyonrails.org/association_basics.html</text:a></text:p>
            <text:p/>
            <text:p/>
            <text:p><text:a xlink:href="http://rails-4-0.railstutorial.org/book/demo_app" xlink:type="simple">http://rails-4-0.railstutorial.org/book/demo_app</text:a>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31">
          <table:table-cell table:style-name="ce35" office:value-type="float" office:value="6.3" calcext:value-type="float">
            <text:p>6.3</text:p>
          </table:table-cell>
          <table:table-cell table:style-name="ce41" office:value-type="string" calcext:value-type="string">
            <text:p>Active Record Query Interface</text:p>
          </table:table-cell>
          <table:table-cell table:style-name="ce44" office:value-type="string" calcext:value-type="string">
            <text:p><text:span text:style-name="T4">Active Record Query Interface là gì? sử dụng như thế nào? Mục đích sử dụng nó?</text:span></text:p>
            <text:p/>
            <text:p>- Retrieve object: <text:span text:style-name="T4">Cách truy xuất (lấy) một đối tương trong query interface như thế nào?</text:span></text:p>
            <text:p/>
            <text:p>- Retrieve multiple objects: <text:span text:style-name="T4">cách lấy nhiều đối tượng trong query interface?</text:span></text:p>
            <text:p/>
            <text:p>- Conditions: <text:span text:style-name="T4">các điều kiện trong query interface?</text:span></text:p>
            <text:p/>
            <text:p>- Use raw SQL safely: </text:p>
            <text:p>- Named scope: </text:p>
            <text:p>- Note: ActiveRecord::Relation: 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32">
          <table:table-cell table:style-name="ce35" office:value-type="float" office:value="6.4" calcext:value-type="float">
            <text:p>6.4</text:p>
          </table:table-cell>
          <table:table-cell table:style-name="ce24" office:value-type="string" calcext:value-type="string">
            <text:p>Active Record Validations and Callbacks</text:p>
          </table:table-cell>
          <table:table-cell table:style-name="ce24" office:value-type="string" calcext:value-type="string">
            <text:p><text:span text:style-name="T4">Tìm hiểu validation và callback là gì? dùng trong trường hợp và mục đích sử dụng khi nào?</text:span></text:p>
            <text:p/>
            <text:p>- Use predefined validations:<text:span text:style-name="T4"> cách sử dụng validation cho trước.</text:span></text:p>
            <text:p/>
            <text:p>- Validate with “if” or “unless”: <text:span text:style-name="T4">cách validate sử dụng điều kiện if, unless, ...</text:span></text:p>
            <text:p>- Custom validation:<text:span text:style-name="T4"> cách custom validation như thế nào?</text:span></text:p>
            <text:p/>
            <text:p>------------------------------</text:p>
            <text:p>- Lits of callbacks, when are they called: <text:span text:style-name="T4">danh sách các callback, khi nào được gọi, các method được sử dụng khi bỏ qua callback, tạo, xóa dùng callback…</text:span></text:p>
            <text:p/>
            <text:p>- Order of callbacks:<text:span text:style-name="T4"> các loại callback khác</text:span></text:p>
            <text:p/>
            <text:p>- When callbacks cause Transaction Rollback or cancelled?: <text:span text:style-name="T4">khi nào thì callback là cho Transaction Rollback bị hủy bỏ?</text:span>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rails-4-0.railstutorial.org/book/demo_app" xlink:type="simple">http://rails-4-0.railstutorial.org/book/demo_app</text:a>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8">
          <table:table-cell table:style-name="ce34" office:value-type="float" office:value="7" calcext:value-type="float">
            <text:p>7</text:p>
          </table:table-cell>
          <table:table-cell table:style-name="ce39" office:value-type="string" calcext:value-type="string">
            <text:p>Action Pack</text:p>
          </table:table-cell>
          <table:table-cell table:style-name="ce39" table:number-columns-repeated="3"/>
          <table:table-cell table:style-name="ce46"/>
          <table:table-cell table:style-name="ce39" table:number-columns-repeated="4"/>
          <table:table-cell table:style-name="ce51"/>
          <table:table-cell table:style-name="ce53" table:number-columns-repeated="1012"/>
          <table:table-cell/>
        </table:table-row>
        <table:table-row table:style-name="ro33">
          <table:table-cell table:style-name="ce35" office:value-type="float" office:value="7.1" calcext:value-type="float">
            <text:p>7.1</text:p>
          </table:table-cell>
          <table:table-cell table:style-name="ce42" office:value-type="string" calcext:value-type="string">
            <text:p>Rails Routing from the Outside In (RESTful architecture)</text:p>
          </table:table-cell>
          <table:table-cell table:style-name="ce24" office:value-type="string" calcext:value-type="string">
            <text:p>- What is it, what is it for: <text:span text:style-name="T4">Tìm hiểu rails routing là gì? dùng đẻ làm gì?</text:span> </text:p>
            <text:p/>
            <text:p>- Define resource with resourceful: </text:p>
            <text:p>- Non-resourceful actions</text:p>
            <text:p>- Nested resources</text:p>
            <text:p>- Namespace</text:p>
            <text:p>- Root, root of namespac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routing.html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34">
          <table:table-cell table:style-name="ce35" office:value-type="float" office:value="7.2" calcext:value-type="float">
            <text:p>7.2</text:p>
          </table:table-cell>
          <table:table-cell table:style-name="ce24" office:value-type="string" calcext:value-type="string">
            <text:p>Action Controller Overview</text:p>
          </table:table-cell>
          <table:table-cell table:style-name="ce24" office:value-type="string" calcext:value-type="string">
            <text:p>- Define controller with naming convention</text:p>
            <text:p>- Difference between Action and Method</text:p>
            <text:p>- Follow RESTful to build controller actions</text:p>
            <text:p>- HTTP Verbs</text:p>
            <text:p>- Get parameters</text:p>
            <text:p>- Sessions, cookies</text:p>
            <text:p>- Flash</text:p>
            <text:p>- Filter</text:p>
            <text:p><text:span text:style-name="T5">- Layout and rendering</text:span></text:p>
            <text:p>- Specify Layou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35">
          <table:table-cell table:style-name="ce35" office:value-type="float" office:value="7.3" calcext:value-type="float">
            <text:p>7.3</text:p>
          </table:table-cell>
          <table:table-cell table:style-name="ce24" office:value-type="string" calcext:value-type="string">
            <text:p>Action View</text:p>
          </table:table-cell>
          <table:table-cell table:style-name="ce24" office:value-type="string" calcext:value-type="string">
            <text:p>- Create views for actions</text:p>
            <text:p>- Partial</text:p>
            <text:p>- Form helpers</text:p>
            <text:p>- Action view helpers: number, currency, text...</text:p>
            <text:p>- Other formats beside HTML</text:p>
            <text:p>- HAML and SLIM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27">
          <table:table-cell table:style-name="ce35" office:value-type="float" office:value="7.4" calcext:value-type="float">
            <text:p>7.4</text:p>
          </table:table-cell>
          <table:table-cell table:style-name="ce24" office:value-type="string" calcext:value-type="string">
            <text:p>Rails Internationalization API</text:p>
          </table:table-cell>
          <table:table-cell table:style-name="ce24" office:value-type="string" calcext:value-type="string">
            <text:p>- Why use it</text:p>
            <text:p>- How to use: normal translation, translation with parameters, lazy lookup</text:p>
            <text:p>- Set default language, change langua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i18n.html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36">
          <table:table-cell table:style-name="ce35" office:value-type="float" office:value="7.5" calcext:value-type="float">
            <text:p>7.5</text:p>
          </table:table-cell>
          <table:table-cell table:style-name="ce24" office:value-type="string" calcext:value-type="string">
            <text:p>Rails Internationalization in JS</text:p>
          </table:table-cell>
          <table:table-cell table:style-name="ce24" office:value-type="string" calcext:value-type="string">
            <text:p>- Why use it</text:p>
            <text:p>- How to use: normal translation, translation with parameters</text:p>
            <text:p>- Set default language, change langua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s://github.com/fnando/i18n-js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37">
          <table:table-cell table:style-name="ce35" office:value-type="float" office:value="7.6" calcext:value-type="float">
            <text:p>7.6</text:p>
          </table:table-cell>
          <table:table-cell table:style-name="ce24" office:value-type="string" calcext:value-type="string">
            <text:p>Action Mailer Basics</text:p>
          </table:table-cell>
          <table:table-cell table:style-name="ce24" office:value-type="string" calcext:value-type="string">
            <text:p>- Configure to send emails in Rails</text:p>
            <text:p>- Send email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action_mailer_basics.html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38">
          <table:table-cell table:style-name="ce35" office:value-type="float" office:value="7.7" calcext:value-type="float">
            <text:p>7.7</text:p>
          </table:table-cell>
          <table:table-cell table:style-name="ce43" office:value-type="string" calcext:value-type="string">
            <text:p>Debugging Rails Applications</text:p>
          </table:table-cell>
          <table:table-cell table:style-name="ce24" office:value-type="string" calcext:value-type="string">
            <text:p>- Debug helpers</text:p>
            <text:p>- Log level</text:p>
            <text:p>- Logger with log level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debugging_rails_applications.html</text:p>
          </table:table-cell>
          <table:table-cell table:style-name="ce24"/>
          <table:table-cell table:style-name="ce54" table:number-columns-repeated="1012"/>
          <table:table-cell table:style-name="ce55"/>
        </table:table-row>
        <table:table-row table:style-name="ro8">
          <table:table-cell table:style-name="ce34" office:value-type="float" office:value="8" calcext:value-type="float">
            <text:p>8</text:p>
          </table:table-cell>
          <table:table-cell table:style-name="ce39" office:value-type="string" calcext:value-type="string">
            <text:p>Unit Testing</text:p>
          </table:table-cell>
          <table:table-cell table:style-name="ce39" table:number-columns-repeated="8"/>
          <table:table-cell table:style-name="ce51"/>
          <table:table-cell table:style-name="ce53" table:number-columns-repeated="1012"/>
          <table:table-cell/>
        </table:table-row>
        <table:table-row table:style-name="ro39">
          <table:table-cell table:style-name="ce35" office:value-type="float" office:value="8.1" calcext:value-type="float">
            <text:p>8.1</text:p>
          </table:table-cell>
          <table:table-cell table:style-name="ce24" office:value-type="string" calcext:value-type="string">
            <text:p>Unit Testing</text:p>
          </table:table-cell>
          <table:table-cell table:style-name="ce24" office:value-type="string" calcext:value-type="string">
            <text:p>- What is unit test</text:p>
            <text:p>- Benefits of writing unit tes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52"/>
          <table:table-cell table:style-name="ce54" table:number-columns-repeated="1012"/>
          <table:table-cell table:style-name="ce55"/>
        </table:table-row>
        <table:table-row table:style-name="ro40">
          <table:table-cell table:style-name="ce35" office:value-type="float" office:value="8.2" calcext:value-type="float">
            <text:p>8.2</text:p>
          </table:table-cell>
          <table:table-cell table:style-name="ce24" office:value-type="string" calcext:value-type="string">
            <text:p>Unit Testing with Rspec</text:p>
          </table:table-cell>
          <table:table-cell table:style-name="ce24" office:value-type="string" calcext:value-type="string">
            <text:p>- What is rspec?</text:p>
            <text:p>- Basic structure of spec directory</text:p>
            <text:p>- What is an expectation in rspec test?</text:p>
            <text:p>- Matchers: understand how to use a matcher and practice with some built-in matchers in the document:</text:p>
            <text:p>+ .to be</text:p>
            <text:p>+ .to equal</text:p>
            <text:p>+ .to match</text:p>
            <text:p>+ .to be_truthy</text:p>
            <text:p>+ .to be_falsy</text:p>
            <text:p>+ .to be_nil</text:p>
            <text:p>+ .to_not ...</text:p>
            <text:p>+ .to be_xxx</text:p>
            <text:p>+ .to include</text:p>
            <text:p>+ .to start_with</text:p>
            <text:p>+ .to end_with</text:p>
            <text:p>+ .to match_array</text:p>
            <text:p>+ .or</text:p>
            <text:p>+ .to change</text:p>
            <text:p/>
            <text:p>- Run test: all files, specific file, specific test exampl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50" office:value-type="string" calcext:value-type="string">
            <text:p><text:span text:style-name="T7"><text:a xlink:href="http://rspec.info/" xlink:type="simple">http://rspec.info/</text:a></text:span></text:p>
            <text:p><text:a xlink:href="http://rspec.info/documentation/3.4/rspec-expectations/" xlink:type="simple">http://rspec.info/documentation/3.4/rspec-expectations/</text:a></text:p>
          </table:table-cell>
          <table:table-cell table:style-name="ce52"/>
          <table:table-cell table:style-name="ce54" table:number-columns-repeated="1012"/>
          <table:table-cell table:style-name="ce55"/>
        </table:table-row>
        <table:table-row table:style-name="ro8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Using Some Popular Rails Gems</text:p>
          </table:table-cell>
          <table:table-cell table:style-name="ce39" table:number-columns-repeated="8"/>
          <table:table-cell table:style-name="ce51"/>
          <table:table-cell table:style-name="ce53" table:number-columns-repeated="1012"/>
          <table:table-cell/>
        </table:table-row>
        <table:table-row table:style-name="ro41">
          <table:table-cell table:style-name="ce35" office:value-type="float" office:value="9.1" calcext:value-type="float">
            <text:p>9.1</text:p>
          </table:table-cell>
          <table:table-cell table:style-name="ce24" office:value-type="string" calcext:value-type="string">
            <text:p>Delayed_job</text:p>
          </table:table-cell>
          <table:table-cell table:style-name="ce24" office:value-type="string" calcext:value-type="string">
            <text:p>- What is it, why use it, when use it</text:p>
            <text:p>- Can execute a function in background, such as sending email.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ithub.com/collectiveidea/delayed_job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42">
          <table:table-cell table:style-name="ce35" office:value-type="float" office:value="9.2" calcext:value-type="float">
            <text:p>9.2</text:p>
          </table:table-cell>
          <table:table-cell table:style-name="ce24" office:value-type="string" calcext:value-type="string">
            <text:p>Devise</text:p>
          </table:table-cell>
          <table:table-cell table:style-name="ce24" office:value-type="string" calcext:value-type="string">
            <text:p>- What is it used for, how to use it</text:p>
            <text:p>- Integrate with delayed job to send emails async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s://github.com/plataformatec/devise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43">
          <table:table-cell table:style-name="ce35" office:value-type="float" office:value="9.2" calcext:value-type="float">
            <text:p>9.2</text:p>
          </table:table-cell>
          <table:table-cell table:style-name="ce24" office:value-type="string" calcext:value-type="string">
            <text:p>Kaminari</text:p>
          </table:table-cell>
          <table:table-cell table:style-name="ce24" office:value-type="string" calcext:value-type="string">
            <text:p>- Use kaminari to do pagination query</text:p>
            <text:p>- Use kaminari to display pagination bar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https://github.com/amatsuda/kaminari/wiki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41">
          <table:table-cell table:style-name="ce35" office:value-type="float" office:value="9.3" calcext:value-type="float">
            <text:p>9.3</text:p>
          </table:table-cell>
          <table:table-cell table:style-name="ce24" office:value-type="string" calcext:value-type="string">
            <text:p>Paperclip</text:p>
          </table:table-cell>
          <table:table-cell table:style-name="ce24" office:value-type="string" calcext:value-type="string">
            <text:p>- What is it used for, how to use i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<text:a xlink:href="https://github.com/thoughtbot/paperclip" xlink:type="simple">https://github.com/thoughtbot/paperclip</text:a>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8">
          <table:table-cell table:style-name="ce34" office:value-type="float" office:value="10" calcext:value-type="float">
            <text:p>10</text:p>
          </table:table-cell>
          <table:table-cell table:style-name="ce39" office:value-type="string" calcext:value-type="string">
            <text:p>Deployment</text:p>
          </table:table-cell>
          <table:table-cell table:style-name="ce39" table:number-columns-repeated="8"/>
          <table:table-cell table:style-name="ce51"/>
          <table:table-cell table:style-name="ce53" table:number-columns-repeated="1012"/>
          <table:table-cell/>
        </table:table-row>
        <table:table-row table:style-name="ro44">
          <table:table-cell table:style-name="ce35" office:value-type="float" office:value="10.1" calcext:value-type="float">
            <text:p>10.1</text:p>
          </table:table-cell>
          <table:table-cell table:style-name="ce24" office:value-type="string" calcext:value-type="string">
            <text:p>Deployment to Heroku</text:p>
          </table:table-cell>
          <table:table-cell table:style-name="ce24" office:value-type="string" calcext:value-type="string">
            <text:p>- How heroku work</text:p>
            <text:p>- Deploy to Heroku</text:p>
            <text:p>- Run some command in heroku: rails console, rake route, …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52"/>
          <table:table-cell table:style-name="ce54" table:number-columns-repeated="1012"/>
          <table:table-cell table:style-name="ce55"/>
        </table:table-row>
        <table:table-row table:style-name="ro25">
          <table:table-cell table:style-name="ce35" office:value-type="float" office:value="10.2" calcext:value-type="float">
            <text:p>10.2</text:p>
          </table:table-cell>
          <table:table-cell table:style-name="ce43" office:value-type="string" calcext:value-type="string">
            <text:p>Full deployment control with Capistrano</text:p>
          </table:table-cell>
          <table:table-cell table:style-name="ce24" office:value-type="string" calcext:value-type="string">
            <text:p>- What is it and what is it for</text:p>
            <text:p>- Installation</text:p>
            <text:p>- Predefined tasks</text:p>
            <text:p>- Task definition</text:p>
            <text:p>- Run task</text:p>
            <text:p>- Callbacks</text:p>
            <text:p>- Automate an deploymen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<text:a xlink:href="http://www.capistranorb.com/" xlink:type="simple">http://www.capistranorb.com/</text:a></text:p>
          </table:table-cell>
          <table:table-cell table:style-name="ce52"/>
          <table:table-cell table:style-name="ce54" table:number-columns-repeated="1012"/>
          <table:table-cell table:style-name="ce55"/>
        </table:table-row>
        <table:table-row table:style-name="ro45">
          <table:table-cell table:style-name="ce35" office:value-type="float" office:value="10.3" calcext:value-type="float">
            <text:p>10.3</text:p>
          </table:table-cell>
          <table:table-cell table:style-name="ce43" office:value-type="string" calcext:value-type="string">
            <text:p>RVM, Apache and Phusion Passenger</text:p>
          </table:table-cell>
          <table:table-cell table:style-name="ce24" office:value-type="string" calcext:value-type="string">
            <text:p>- What are they</text:p>
            <text:p>- Install</text:p>
            <text:p>- Configure vhost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s://www.phusionpassenger.com/</text:p>
            <text:p>http://rvm.io/integration/passenger</text:p>
          </table:table-cell>
          <table:table-cell table:style-name="ce52"/>
          <table:table-cell table:style-name="ce54" table:number-columns-repeated="1012"/>
          <table:table-cell table:style-name="ce55"/>
        </table:table-row>
        <table:table-row table:style-name="ro8">
          <table:table-cell table:style-name="ce34" office:value-type="float" office:value="11" calcext:value-type="float">
            <text:p>11</text:p>
          </table:table-cell>
          <table:table-cell table:style-name="ce39" office:value-type="string" calcext:value-type="string">
            <text:p>Others</text:p>
          </table:table-cell>
          <table:table-cell table:style-name="ce39" table:number-columns-repeated="8"/>
          <table:table-cell table:style-name="ce51"/>
          <table:table-cell table:style-name="ce53" table:number-columns-repeated="1012"/>
          <table:table-cell/>
        </table:table-row>
        <table:table-row table:style-name="ro46">
          <table:table-cell table:style-name="ce35" office:value-type="float" office:value="11.1" calcext:value-type="float">
            <text:p>11.1</text:p>
          </table:table-cell>
          <table:table-cell table:style-name="ce43" office:value-type="string" calcext:value-type="string">
            <text:p>Securing Rails Applications</text:p>
          </table:table-cell>
          <table:table-cell table:style-name="ce45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security.html</text:p>
          </table:table-cell>
          <table:table-cell table:style-name="ce52"/>
          <table:table-cell table:style-name="ce54" table:number-columns-repeated="1012"/>
          <table:table-cell table:style-name="ce55"/>
        </table:table-row>
        <table:table-row table:style-name="ro46">
          <table:table-cell table:style-name="ce35" office:value-type="float" office:value="11.2" calcext:value-type="float">
            <text:p>11.2</text:p>
          </table:table-cell>
          <table:table-cell table:style-name="ce43" office:value-type="string" calcext:value-type="string">
            <text:p>Configuring Rails Applications</text:p>
          </table:table-cell>
          <table:covered-table-cell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configuring.html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46">
          <table:table-cell table:style-name="ce35" office:value-type="float" office:value="11.3" calcext:value-type="float">
            <text:p>11.3</text:p>
          </table:table-cell>
          <table:table-cell table:style-name="ce43" office:value-type="string" calcext:value-type="string">
            <text:p>Rails Command Line Tools and Rake tasks</text:p>
          </table:table-cell>
          <table:covered-table-cell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command_line.html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46">
          <table:table-cell table:style-name="ce35" office:value-type="float" office:value="11.4" calcext:value-type="float">
            <text:p>11.4</text:p>
          </table:table-cell>
          <table:table-cell table:style-name="ce43" office:value-type="string" calcext:value-type="string">
            <text:p>Caching with Rails</text:p>
          </table:table-cell>
          <table:covered-table-cell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://guides.rubyonrails.org/caching_with_rails.html</text:p>
          </table:table-cell>
          <table:table-cell table:style-name="ce52"/>
          <table:table-cell table:style-name="ce54" table:number-columns-repeated="1012"/>
          <table:table-cell table:style-name="ce55"/>
        </table:table-row>
        <table:table-row table:style-name="ro15">
          <table:table-cell table:style-name="ce36" office:value-type="string" calcext:value-type="string">
            <text:p>11.5</text:p>
          </table:table-cell>
          <table:table-cell table:style-name="ce24" office:value-type="string" calcext:value-type="string">
            <text:p>Performances</text:p>
          </table:table-cell>
          <table:covered-table-cell table:style-name="ce24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52"/>
          <table:table-cell table:style-name="ce54" table:number-columns-repeated="1012"/>
          <table:table-cell table:style-name="ce55"/>
        </table:table-row>
        <table:table-row table:style-name="ro46">
          <table:table-cell table:style-name="ce35" office:value-type="float" office:value="11.6" calcext:value-type="float">
            <text:p>11.6</text:p>
          </table:table-cell>
          <table:table-cell table:style-name="ce24" office:value-type="string" calcext:value-type="string">
            <text:p>Best Practices</text:p>
          </table:table-cell>
          <table:table-cell table:style-name="ce24" office:value-type="string" calcext:value-type="string">
            <text:p>Learn and apply best practices in rails developing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15">
          <table:table-cell table:style-name="ce35" office:value-type="float" office:value="11.7" calcext:value-type="float">
            <text:p>11.7</text:p>
          </table:table-cell>
          <table:table-cell table:style-name="ce24" office:value-type="string" calcext:value-type="string">
            <text:p>Ruby on Rails Exercise</text:p>
          </table:table-cell>
          <table:table-cell table:style-name="ce24" office:value-type="string" calcext:value-type="string">
            <text:p>Apply trained knowled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N/A</text:p>
          </table:table-cell>
          <table:table-cell table:style-name="ce24"/>
          <table:table-cell table:style-name="ce53" table:number-columns-repeated="1012"/>
          <table:table-cell/>
        </table:table-row>
        <table:table-row table:style-name="ro13">
          <table:table-cell table:style-name="ce37" office:value-type="float" office:value="11.8" calcext:value-type="float" table:number-columns-spanned="1" table:number-rows-spanned="2">
            <text:p>11.8</text:p>
          </table:table-cell>
          <table:table-cell table:style-name="ce38" office:value-type="string" calcext:value-type="string" table:number-columns-spanned="1" table:number-rows-spanned="2">
            <text:p>Docker, docker-compose</text:p>
          </table:table-cell>
          <table:table-cell table:style-name="ce24" office:value-type="string" calcext:value-type="string" table:number-columns-spanned="1" table:number-rows-spanned="2">
            <text:p><text:span text:style-name="T6">- Docker, Docker-compose: </text:span></text:p>
            <text:p><text:span text:style-name="T6">  What is it, What is it for?</text:span></text:p>
            <text:p><text:span text:style-name="T6">- What is difference between container and image</text:span></text:p>
            <text:p><text:span text:style-name="T6">- Dockerfile, docker-compose.yml</text:span></text:p>
            <text:p><text:span text:style-name="T6">- How to start a rails_app by Docker/docker-compose?</text:span></text:p>
            <text:p/>
            <text:p><text:span text:style-name="T6">- Commands:</text:span></text:p>
            <text:p><text:span text:style-name="T6">+ docker pull, push</text:span></text:p>
            <text:p><text:span text:style-name="T6">+ docker ps, docker images</text:span></text:p>
            <text:p><text:span text:style-name="T6">+ docker-compose up, docker-compose down</text:span></text:p>
            <text:p><text:span text:style-name="T6">+ docker-compose stop</text:span></text:p>
            <text:p><text:span text:style-name="T6">+ docker stop</text:span></text:p>
            <text:p><text:span text:style-name="T6">+ docker-compose run web /bin/bash -l -c "rails c"</text:span></text:p>
            <text:p><text:span text:style-name="T6">+ command with options (ex: -d)</text:span></text:p>
            <text:p><text:span text:style-name="T6">+ docker attach</text:span></text:p>
            <text:p><text:span text:style-name="T6">+ docker commit</text:span></text:p>
            <text:p><text:span text:style-name="T6">…</text:span></text:p>
            <text:p><text:span text:style-name="T6">- Ssh into a container</text:span></text:p>
            <text:p><text:span text:style-name="T6">- Using docker without SUDO</text:span></text:p>
            <text:p><text:span text:style-name="T6">- Command map into short command:</text:span></text:p>
            <text:p><text:span text:style-name="T6">Ex: docker-compose run web /bin/bash -l -c "rails c"</text:span></text:p>
            <text:p><text:span text:style-name="T6">Will be: nusdocker ‘rails c’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 table:number-columns-spanned="1" table:number-rows-spanned="2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38" table:number-columns-spanned="1" table:number-rows-spanned="2"/>
          <table:table-cell table:style-name="ce31" table:number-columns-repeated="1009"/>
          <table:table-cell table:number-columns-repeated="4"/>
        </table:table-row>
        <table:table-row table:style-name="ro46">
          <table:covered-table-cell table:number-columns-repeated="3" table:style-name="ce38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covered-table-cell table:number-columns-repeated="2" table:style-name="ce38"/>
          <table:table-cell table:style-name="ce31" table:number-columns-repeated="1009"/>
          <table:table-cell table:number-columns-repeated="3"/>
          <table:table-cell table:style-name="ce31"/>
        </table:table-row>
        <table:table-row table:style-name="ro15" table:number-rows-repeated="65479">
          <table:table-cell table:style-name="ce31" table:number-columns-repeated="1020"/>
          <table:table-cell table:number-columns-repeated="3"/>
          <table:table-cell table:style-name="ce31"/>
        </table:table-row>
        <table:table-row table:style-name="ro15" table:number-rows-repeated="98303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3:29:04.436370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WINDBELL</meta:initial-creator>
    <meta:creation-date>2013-07-21T22:33:18Z</meta:creation-date>
    <dc:date>2018-01-18T13:52:11.783171707</dc:date>
    <meta:editing-cycles>200</meta:editing-cycles>
    <meta:editing-duration>P2DT6H4M35S</meta:editing-duration>
    <meta:document-statistic meta:table-count="3" meta:cell-count="526" meta:object-count="0"/>
    <meta:user-defined meta:name="Info 1"/>
    <meta:user-defined meta:name="Info 2"/>
    <meta:user-defined meta:name="Info 3"/>
    <meta:user-defined meta:name="Info 4"/>
  </office:meta>
</office:document-meta>
</file>